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# Advanced Notes</text:p>
      <text:p text:style-name="P2"><text:tab/></text:p>
      <text:p text:style-name="P2">Stack&lt;T&gt; - LIFO (last in, first out) </text:p>
      <text:list xml:id="list8335375570678864820" text:style-name="L1">
        <text:list-item>
          <text:list>
            <text:list-item>
              <text:p text:style-name="P4">Push(), Pop(), Peek(), ToArray(), Contains() and Count</text:p>
            </text:list-item>
          </text:list>
        </text:list-item>
      </text:list>
      <text:p text:style-name="P2">Queue&lt;T&gt; (FIFO – first in, first out)</text:p>
      <text:list xml:id="list5992041356881377998" text:style-name="L2">
        <text:list-item>
          <text:list>
            <text:list-item>
              <text:p text:style-name="P5">Enqueue(), Dequeue(), Peek(), ToArray(), Contains() and Count</text:p>
            </text:list-item>
          </text:list>
        </text:list-item>
      </text:list>
      <text:p text:style-name="P2"/>
      <text:p text:style-name="P1">Count is property</text:p>
      <text:p text:style-name="P2"/>
      <text:p text:style-name="P1">Stack </text:p>
      <text:p text:style-name="P1"><text:tab/>– <text:span text:style-name="T1"><text:s/>it is iEnumerable – we can use for each to read all elements from stack without losing them</text:span></text:p>
      <text:list xml:id="list625193684668682073" text:style-name="L3">
        <text:list-item>
          <text:list>
            <text:list-item>
              <text:p text:style-name="P6">TryPop()</text:p>
            </text:list-item>
          </text:list>
        </text:list-item>
      </text:list>
      <text:p text:style-name="P2"/>
      <text:p text:style-name="P2">Constructors:</text:p>
      <text:p text:style-name="P2"><text:tab/>Stack&lt;int&gt; stack = new Stack&lt;int&gt;(); // empty stack</text:p>
      <text:p text:style-name="P2"><text:tab/>Stack&lt;int&gt; stack = new Stack&lt;int&gt;(12); // stack with initial capacity=12</text:p>
      <text:p text:style-name="P2"/>
      <text:p text:style-name="P2"><text:tab/>string [] values = {“Advanced”, “OOP”, “OOP Advanced”};</text:p>
      <text:p text:style-name="P2"><text:tab/>Stack&lt;string&gt; stack = new Stack&lt;string&gt;(values); // stack initialized with copy of elements contained in a collection</text:p>
      <text:p text:style-name="P2"/>
      <text:p text:style-name="P2">Utility Methods:</text:p>
      <text:p text:style-name="P2"><text:tab/>int count = stack.Count;</text:p>
      <text:p text:style-name="P2"><text:tab/>bool exists = stack.Contains(2);</text:p>
      <text:p text:style-name="P2"><text:tab/>int [] array = stack.ToArray();</text:p>
      <text:p text:style-name="P2"><text:tab/>stack.Clear();</text:p>
      <text:p text:style-name="P2"><text:tab/>stack.TrimExcess();</text:p>
      <text:p text:style-name="P2"/>
      <text:p text:style-name="P2">Queue – has same properties and extension methods as stack</text:p>
      <text:p text:style-name="P2">Enque(), Deque, Peek(), Coun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8T17:27:10.35</meta:creation-date>
    <dc:date>2018-09-19T15:48:02.97</dc:date>
    <meta:editing-duration>PT12H40M51S</meta:editing-duration>
    <meta:editing-cycles>14</meta:editing-cycles>
    <meta:generator>OpenOffice/4.1.5$Win32 OpenOffice.org_project/415m1$Build-9789</meta:generator>
    <meta:document-statistic meta:table-count="0" meta:image-count="0" meta:object-count="0" meta:page-count="1" meta:paragraph-count="23" meta:word-count="132" meta:character-count="876"/>
  </office:meta>
</office:document-meta>
</file>